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413cm"/>
    </style:style>
    <style:style style:name="Tabelle1.B" style:family="table-column">
      <style:table-column-properties style:column-width="3.281cm"/>
    </style:style>
    <style:style style:name="Tabelle1.C" style:family="table-column">
      <style:table-column-properties style:column-width="2.408cm"/>
    </style:style>
    <style:style style:name="Tabelle1.D" style:family="table-column">
      <style:table-column-properties style:column-width="7.911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332ae" officeooo:paragraph-rsid="000332ae"/>
    </style:style>
    <style:style style:name="P2" style:family="paragraph" style:parent-style-name="Standard">
      <style:text-properties officeooo:rsid="000332ae" officeooo:paragraph-rsid="000456b6"/>
    </style:style>
    <style:style style:name="P3" style:family="paragraph" style:parent-style-name="Standard">
      <style:text-properties fo:font-weight="bold" officeooo:rsid="000332ae" officeooo:paragraph-rsid="000332ae" style:font-weight-asian="bold" style:font-weight-complex="bold"/>
    </style:style>
    <style:style style:name="P4" style:family="paragraph" style:parent-style-name="Standard">
      <style:text-properties fo:font-size="16pt" fo:font-weight="bold" officeooo:rsid="000ec9cf" officeooo:paragraph-rsid="000ec9cf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0ff959" officeooo:paragraph-rsid="000ff959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c9211e" fo:font-size="16pt" fo:font-weight="bold" officeooo:rsid="000332ae" officeooo:paragraph-rsid="0006c4cb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c9211e" fo:font-size="16pt" officeooo:rsid="00136dee" officeooo:paragraph-rsid="00136dee" style:font-size-asian="16pt" style:font-size-complex="16pt"/>
    </style:style>
    <style:style style:name="P8" style:family="paragraph" style:parent-style-name="Standard">
      <style:text-properties officeooo:rsid="00136dee" officeooo:paragraph-rsid="00136dee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2ae" officeooo:paragraph-rsid="00033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56b6" officeooo:paragraph-rsid="000456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02ad" officeooo:paragraph-rsid="00050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4cb" officeooo:paragraph-rsid="0006c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d2d" officeooo:paragraph-rsid="0008cd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8f16" officeooo:paragraph-rsid="000a8f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0c5" officeooo:paragraph-rsid="000bc0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officeooo:paragraph-rsid="0006c4cb"/>
    </style:style>
    <style:style style:name="P18" style:family="paragraph" style:parent-style-name="Standard">
      <style:text-properties fo:font-size="12pt" fo:font-weight="normal" officeooo:rsid="0006c4cb" officeooo:paragraph-rsid="0006c4cb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rsid="00136dee" officeooo:paragraph-rsid="00136dee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a08" officeooo:paragraph-rsid="001e2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a08" officeooo:paragraph-rsid="00202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56b6" officeooo:paragraph-rsid="000456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9d2" officeooo:paragraph-rsid="001e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e0b" officeooo:paragraph-rsid="00202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officeooo:paragraph-rsid="001e2a08"/>
    </style:style>
    <style:style style:name="P27" style:family="paragraph" style:parent-style-name="Table_20_Contents">
      <style:paragraph-properties fo:text-align="start" style:justify-single-word="false"/>
      <style:text-properties officeooo:paragraph-rsid="00202e0b"/>
    </style:style>
    <style:style style:name="T1" style:family="text">
      <style:text-properties officeooo:rsid="000456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56b6" style:font-weight-asian="bold" style:font-weight-complex="bold"/>
    </style:style>
    <style:style style:name="T4" style:family="text">
      <style:text-properties fo:font-weight="bold" officeooo:rsid="0006c4cb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0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2e0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2a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officeooo:rsid="001dc8b3" style:font-size-asian="9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font-size-asian="9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bold" officeooo:rsid="001dc8b3" style:font-size-asian="9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1561cc"/>
    </style:style>
    <style:style style:name="T16" style:family="text">
      <style:text-properties officeooo:rsid="001725b3"/>
    </style:style>
    <style:style style:name="T17" style:family="text">
      <style:text-properties officeooo:rsid="001dc8b3"/>
    </style:style>
    <style:style style:name="T18" style:family="text">
      <style:text-properties officeooo:rsid="001e2a08"/>
    </style:style>
    <style:style style:name="T19" style:family="text">
      <style:text-properties officeooo:rsid="00202e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ell: <text:span text:style-name="T14">Bild Links/Rechtsklicken um png/Latex ins Clipboard zu kopieren</text:span></text:p>
      <text:p text:style-name="P6">LinAlg Funktionen</text:p>
      <text:p text:style-name="P18">(alle basierend auf in Reiter Koerper definierten Koerpern)</text:p>
      <text:p text:style-name="P5">(„Körper“ sind alle in Javascript definiert, und sollten sich halbwegs wie Körper verhalten)</text:p>
      <text:p text:style-name="P3">Eingabe Matrizen von der Form</text:p>
      <text:p text:style-name="P1"><text:tab/>&lt;Matrixname&gt;={1,2,3}{0,0,0}</text:p>
      <text:p text:style-name="P2"><text:span text:style-name="T2">Berechnungen Funkti</text:span><text:span text:style-name="T3">onen</text:span><text:span text:style-name="T1"> </text:span>&lt;Matrixname&gt;<text:span text:style-name="T1">=function(Eingabe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0">Funktion,shortcut</text:p>
          </table:table-cell>
          <table:table-cell table:style-name="Tabelle1.A1" office:value-type="string">
            <text:p text:style-name="P10">Eingaben</text:p>
          </table:table-cell>
          <table:table-cell table:style-name="Tabelle1.A1" office:value-type="string">
            <text:p text:style-name="P10">Ausgaben</text:p>
          </table:table-cell>
          <table:table-cell table:style-name="Tabelle1.D1" office:value-type="string">
            <text:p text:style-name="P10">Beschreibung</text:p>
          </table:table-cell>
        </table:table-row>
        <table:table-row>
          <table:table-cell table:style-name="Tabelle1.A2" office:value-type="string">
            <text:p text:style-name="P10">Multiply,<text:span text:style-name="T2">mul</text:span></text:p>
          </table:table-cell>
          <table:table-cell table:style-name="Tabelle1.A2" office:value-type="string">
            <text:p text:style-name="P10">MAT1,MAT2,...</text:p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11">Multipliziert durch Komma getrennte Matrizen</text:p>
          </table:table-cell>
        </table:table-row>
        <table:table-row>
          <table:table-cell table:style-name="Tabelle1.A2" office:value-type="string">
            <text:p text:style-name="P10">Gaus,<text:span text:style-name="T3">g</text:span></text:p>
          </table:table-cell>
          <table:table-cell table:style-name="Tabelle1.A2" office:value-type="string">
            <text:p text:style-name="P10">MAT</text:p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11">Rechnet Gaus</text:p>
          </table:table-cell>
        </table:table-row>
        <table:table-row>
          <table:table-cell table:style-name="Tabelle1.A2" office:value-type="string">
            <text:p text:style-name="P11">PartGaus,<text:span text:style-name="T2">pg</text:span></text:p>
          </table:table-cell>
          <table:table-cell table:style-name="Tabelle1.A2" office:value-type="string">
            <text:p text:style-name="P11">MAT</text:p>
          </table:table-cell>
          <table:table-cell table:style-name="Tabelle1.A2" office:value-type="string">
            <text:p text:style-name="P11">L,R</text:p>
          </table:table-cell>
          <table:table-cell table:style-name="Tabelle1.D2" office:value-type="string">
            <text:p text:style-name="P11">Rechnet Gaus mit partieller Pivotisierung, gibt die LR Zerlegung aus</text:p>
            <text:p text:style-name="P24">in MAT_T,R,P</text:p>
          </table:table-cell>
        </table:table-row>
        <table:table-row>
          <table:table-cell table:style-name="Tabelle1.A2" office:value-type="string">
            <text:p text:style-name="P11">RREF,<text:span text:style-name="T4">rr</text:span></text:p>
          </table:table-cell>
          <table:table-cell table:style-name="Tabelle1.A2" office:value-type="string">
            <text:p text:style-name="P11">MAT</text:p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11">Berechnet via Gauß die reduzierte Zeilenstufenform</text:p>
          </table:table-cell>
        </table:table-row>
        <table:table-row>
          <table:table-cell table:style-name="Tabelle1.A2" office:value-type="string">
            <text:p text:style-name="P11">Inverse,<text:span text:style-name="T2">inv</text:span></text:p>
          </table:table-cell>
          <table:table-cell table:style-name="Tabelle1.A2" office:value-type="string">
            <text:p text:style-name="P11">MAT</text:p>
          </table:table-cell>
          <table:table-cell table:style-name="Tabelle1.A2" office:value-type="string">
            <text:p text:style-name="P11">Inverse</text:p>
          </table:table-cell>
          <table:table-cell table:style-name="Tabelle1.D2" office:value-type="string">
            <text:p text:style-name="P11">Berechnet die Inverse einer Matrix via Gauß</text:p>
          </table:table-cell>
        </table:table-row>
        <table:table-row>
          <table:table-cell table:style-name="Tabelle1.A2" office:value-type="string">
            <text:p text:style-name="P12">Sgaus,<text:span text:style-name="T2">sg</text:span></text:p>
          </table:table-cell>
          <table:table-cell table:style-name="Tabelle1.A2" office:value-type="string">
            <text:p text:style-name="P13">MAT</text:p>
          </table:table-cell>
          <table:table-cell table:style-name="Tabelle1.A2" office:value-type="string">
            <text:p text:style-name="P13">R</text:p>
          </table:table-cell>
          <table:table-cell table:style-name="Tabelle1.D2" office:value-type="string">
            <text:p text:style-name="P13">Führt den symetrischen Gauß Algorithmus </text:p>
            <text:p text:style-name="P13"/>
          </table:table-cell>
        </table:table-row>
        <table:table-row>
          <table:table-cell table:style-name="Tabelle1.A2" office:value-type="string">
            <text:p text:style-name="P13">1Norm,<text:span text:style-name="T2">1N</text:span></text:p>
          </table:table-cell>
          <table:table-cell table:style-name="Tabelle1.A2" office:value-type="string">
            <text:p text:style-name="P13">MAT</text:p>
          </table:table-cell>
          <table:table-cell table:style-name="Tabelle1.A2" office:value-type="string">
            <text:p text:style-name="P13">norm</text:p>
          </table:table-cell>
          <table:table-cell table:style-name="Tabelle1.D2" office:value-type="string">
            <text:p text:style-name="P13">Berechnet die 1Norm einer Matrix</text:p>
          </table:table-cell>
        </table:table-row>
        <table:table-row>
          <table:table-cell table:style-name="Tabelle1.A2" office:value-type="string">
            <text:p text:style-name="P13">InftyNorm,<text:span text:style-name="T2">IN</text:span></text:p>
          </table:table-cell>
          <table:table-cell table:style-name="Tabelle1.A2" office:value-type="string">
            <text:p text:style-name="P13">MAT</text:p>
          </table:table-cell>
          <table:table-cell table:style-name="Tabelle1.A2" office:value-type="string">
            <text:p text:style-name="P13">norm</text:p>
          </table:table-cell>
          <table:table-cell table:style-name="Tabelle1.D2" office:value-type="string">
            <text:p text:style-name="P17"><text:span text:style-name="T5">Berechnet die i</text:span><text:span text:style-name="T6">nfinity-</text:span><text:span text:style-name="T5">Norm einer Matrix</text:span></text:p>
          </table:table-cell>
        </table:table-row>
        <table:table-row>
          <table:table-cell table:style-name="Tabelle1.A2" office:value-type="string">
            <text:p text:style-name="P14">Print</text:p>
          </table:table-cell>
          <table:table-cell table:style-name="Tabelle1.A2" office:value-type="string">
            <text:p text:style-name="P14">MAT</text:p>
          </table:table-cell>
          <table:table-cell table:style-name="Tabelle1.A2" office:value-type="string">
            <text:p text:style-name="P14">keine</text:p>
          </table:table-cell>
          <table:table-cell table:style-name="Tabelle1.D2" office:value-type="string">
            <text:p text:style-name="P14">Gibt eine Matrix als Latex aus</text:p>
          </table:table-cell>
        </table:table-row>
        <table:table-row>
          <table:table-cell table:style-name="Tabelle1.A2" office:value-type="string">
            <text:p text:style-name="P15">Transponiert,<text:span text:style-name="T2">T</text:span></text:p>
          </table:table-cell>
          <table:table-cell table:style-name="Tabelle1.A2" office:value-type="string">
            <text:p text:style-name="P15">MAT</text:p>
          </table:table-cell>
          <table:table-cell table:style-name="Tabelle1.A2" office:value-type="string">
            <text:p text:style-name="P15">transponierte</text:p>
          </table:table-cell>
          <table:table-cell table:style-name="Tabelle1.D2" office:value-type="string">
            <text:p text:style-name="P16">Transponiert eine Matrix</text:p>
          </table:table-cell>
        </table:table-row>
        <table:table-row>
          <table:table-cell table:style-name="Tabelle1.A2" office:value-type="string">
            <text:p text:style-name="P20"><text:span text:style-name="T11">BackInsert,</text:span><text:span text:style-name="T13">bI</text:span></text:p>
          </table:table-cell>
          <table:table-cell table:style-name="Tabelle1.A2" office:value-type="string">
            <text:p text:style-name="P21">MAT,Vec</text:p>
          </table:table-cell>
          <table:table-cell table:style-name="Tabelle1.A2" office:value-type="string">
            <text:p text:style-name="P21">Lösungs vec</text:p>
          </table:table-cell>
          <table:table-cell table:style-name="Tabelle1.D2" office:value-type="string">
            <text:p text:style-name="P26"><text:span text:style-name="T7">Führt das Rückwärtseinsetzen für eine </text:span><text:span text:style-name="T9">rechte obere</text:span><text:span text:style-name="T7"> Dreiecksmatrix durch.</text:span></text:p>
          </table:table-cell>
        </table:table-row>
        <table:table-row>
          <table:table-cell table:style-name="Tabelle1.A2" office:value-type="string">
            <text:p text:style-name="P25">FrontInsert,<text:span text:style-name="T2">fI</text:span></text:p>
          </table:table-cell>
          <table:table-cell table:style-name="Tabelle1.A2" office:value-type="string">
            <text:p text:style-name="P22">MAT,Vec</text:p>
          </table:table-cell>
          <table:table-cell table:style-name="Tabelle1.A2" office:value-type="string">
            <text:p text:style-name="P22">Lösungs vec</text:p>
          </table:table-cell>
          <table:table-cell table:style-name="Tabelle1.D2" office:value-type="string">
            <text:p text:style-name="P27"><text:span text:style-name="T7">Führt das Rückwärtseinsetzen für eine </text:span><text:span text:style-name="T10">l</text:span><text:span text:style-name="T9">inke untere</text:span><text:span text:style-name="T7"> Dreiecksmatrix durch.</text:span></text:p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/>
          </table:table-cell>
        </table:table-row>
      </table:table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Algorithmen und Datenstruckturen 2 (AUD2)</text:p>
      <text:p text:style-name="P8">-<text:span text:style-name="T16">Hashing mit bel. Hashfunktionen (offenes Hasching)</text:span></text:p>
      <text:p text:style-name="P8">-<text:span text:style-name="T16">Greedy0</text:span></text:p>
      <text:p text:style-name="P8">-<text:span text:style-name="T16">Fractional Knapsack</text:span></text:p>
      <text:p text:style-name="P8">-<text:span text:style-name="T16">Maximum Knapsack</text:span></text:p>
      <text:p text:style-name="P8">-<text:span text:style-name="T16">HörsalProblem</text:span></text:p>
      <text:p text:style-name="P8">-“<text:span text:style-name="T16">Vorgänger von Knoten“ (pred)</text:span></text:p>
      <text:p text:style-name="P8"/>
      <text:p text:style-name="P7">Algebra</text:p>
      <text:p text:style-name="P8">-<text:span text:style-name="T15">Fermat</text:span></text:p>
      <text:p text:style-name="P8">-<text:span text:style-name="T15">Sieb des Erasthothenes</text:span></text:p>
      <text:p text:style-name="P8">-<text:span text:style-name="T15">Chinesischer Restsatz</text:span></text:p>
      <text:p text:style-name="P8">-<text:span text:style-name="T15">Miller Rabin Primzahltest</text:span></text:p>
      <text:p text:style-name="P8">-<text:span text:style-name="T15">Großter gemeinsamer Teiler (gcd)</text:span></text:p>
      <text:p text:style-name="P8"/>
      <text:p text:style-name="P7">Numerik</text:p>
      <text:p text:style-name="P8">-keine Spezifischen Funktionen, siehe Tab LinAlg</text:p>
      <text:p text:style-name="P8"/>
      <text:p text:style-name="P7">Theoretische Informatik</text:p>
      <text:p text:style-name="P8">-table filling Algorithmus</text:p>
      <text:p text:style-name="P7">Betriebssysteme (BS)</text:p>
      <text:p text:style-name="P8">-Scheduling mit FCF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3T13:16:11.511000000</meta:creation-date>
    <meta:generator>LibreOffice/6.3.3.2$Windows_X86_64 LibreOffice_project/a64200df03143b798afd1ec74a12ab50359878ed</meta:generator>
    <dc:date>2022-02-04T14:49:34.240000000</dc:date>
    <meta:editing-duration>PT2H7M48S</meta:editing-duration>
    <meta:editing-cycles>19</meta:editing-cycles>
    <meta:document-statistic meta:table-count="1" meta:image-count="0" meta:object-count="0" meta:page-count="2" meta:paragraph-count="76" meta:word-count="206" meta:character-count="1615" meta:non-whitespace-character-count="1483"/>
  </office:meta>
</office:document-meta>
</file>